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officeooo:rsid="001109f3" officeooo:paragraph-rsid="001109f3"/>
    </style:style>
    <style:style style:name="P2" style:family="paragraph" style:parent-style-name="Standard">
      <style:text-properties style:font-name="Liberation Serif" officeooo:rsid="00177c1b" officeooo:paragraph-rsid="00177c1b"/>
    </style:style>
    <style:style style:name="P3" style:family="paragraph" style:parent-style-name="Standard">
      <style:text-properties style:font-name="Liberation Serif" officeooo:rsid="001805e5" officeooo:paragraph-rsid="001805e5"/>
    </style:style>
    <style:style style:name="P4" style:family="paragraph" style:parent-style-name="Heading_20_3">
      <style:text-properties style:font-name="Liberation Serif"/>
    </style:style>
    <style:style style:name="T1" style:family="text">
      <style:text-properties fo:language="en" fo:country="GB"/>
    </style:style>
    <style:style style:name="T2" style:family="text">
      <style:text-properties fo:language="en" fo:country="GB" style:font-size-asian="10.5pt"/>
    </style:style>
    <style:style style:name="T3" style:family="text">
      <style:text-properties fo:language="en" fo:country="GB" officeooo:rsid="0011d54b" style:font-size-asian="10.5pt"/>
    </style:style>
    <style:style style:name="T4" style:family="text">
      <style:text-properties fo:language="en" fo:country="GB" officeooo:rsid="0015c904" style:font-size-asian="10.5pt"/>
    </style:style>
    <style:style style:name="T5" style:family="text">
      <style:text-properties fo:language="en" fo:country="GB" officeooo:rsid="00177c1b" style:font-size-asian="10.5pt"/>
    </style:style>
    <style:style style:name="T6" style:family="text">
      <style:text-properties fo:language="en" fo:country="GB" officeooo:rsid="001805e5" style:font-size-asian="10.5pt"/>
    </style:style>
    <style:style style:name="T7" style:family="text">
      <style:text-properties fo:language="en" fo:country="GB" officeooo:rsid="0019b84c" style:font-size-asian="10.5pt"/>
    </style:style>
    <style:style style:name="T8" style:family="text">
      <style:text-properties fo:language="en" fo:country="GB" officeooo:rsid="001aef0d" style:font-size-asian="10.5pt"/>
    </style:style>
    <style:style style:name="T9" style:family="text">
      <style:text-properties fo:language="en" fo:country="GB" officeooo:rsid="001ce0a3" style:font-size-asian="10.5pt"/>
    </style:style>
    <style:style style:name="T10" style:family="text">
      <style:text-properties fo:language="en" fo:country="GB" officeooo:rsid="00177c1b" fo:background-color="#fff200" loext:char-shading-value="0" style:font-size-asian="10.5pt"/>
    </style:style>
    <style:style style:name="T11" style:family="text">
      <style:text-properties fo:language="en" fo:country="GB" officeooo:rsid="00177c1b" fo:background-color="#fff200" loext:char-shading-value="0" style:font-size-asian="10.5pt"/>
    </style:style>
    <style:style style:name="T12" style:family="text">
      <style:text-properties fo:language="en" fo:country="GB" officeooo:rsid="001805e5" fo:background-color="#fff200" loext:char-shading-value="0" style:font-size-asian="10.5pt"/>
    </style:style>
    <style:style style:name="T13" style:family="text">
      <style:text-properties fo:language="en" fo:country="GB" officeooo:rsid="001805e5" fo:background-color="#fff200" loext:char-shading-value="0" style:font-size-asian="10.5pt"/>
    </style:style>
    <style:style style:name="T14" style:family="text">
      <style:text-properties fo:language="en" fo:country="GB" officeooo:rsid="001ce0a3" fo:background-color="#fff200" loext:char-shading-value="0" style:font-size-asian="10.5pt"/>
    </style:style>
    <style:style style:name="T15" style:family="text">
      <style:text-properties fo:language="en" fo:country="GB" officeooo:rsid="001ce0a3" fo:background-color="#fff200" loext:char-shading-value="0" style:font-size-asian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3"><text:span text:style-name="T1">Geology</text:span><text:span text:style-name="T2">, Geomorphology and Soils</text:span></text:h>
      <text:p text:style-name="P1"><text:span text:style-name="T2">The Marburg University Forest is located in an area of a paläozoic </text:span><text:span text:style-name="T6">bedrock</text:span><text:span text:style-name="T3"> It is seperated by two types of greywacke and shists. The north-western part is <text:s/>dominated by rocks of the upper silur</text:span><text:span text:style-name="T6">ian</text:span><text:span text:style-name="T3">. They are assigned to the “Urfer Schichten” and </text:span><text:span text:style-name="T4">are characterized by their blueic color, </text:span><text:span text:style-name="T6">fine grain</text:span><text:span text:style-name="T4"> and </text:span><text:span text:style-name="T5">greater <text:s/>hardness trough their higher percentage of quartz (</text:span><text:span text:style-name="T11">GE S 15</text:span><text:span text:style-name="T5">). Sometimes they are replaced by limestone with thiknesses of several to more than ten meters. Inside of them there are often layers of flintstone. (</text:span><text:span text:style-name="T11">GE S 16)</text:span><text:span text:style-name="T5">.</text:span></text:p>
      <text:p text:style-name="P2"><text:span text:style-name="T2">The south-eastern part of the MOF is made </text:span><text:span text:style-name="T6">shists and greywacke of the upper carboniferus. Their border can be found in the south-east of mount Hungert. In contrast of the silurian rocks they are coarse grain, and weakness (</text:span><text:span text:style-name="T13">GE S. 23ff</text:span><text:span text:style-name="T6">).</text:span></text:p>
      <text:p text:style-name="P3"><text:span text:style-name="T6">T</text:span><text:span text:style-name="T2">he soils in the MOF </text:span><text:span text:style-name="T7">are classified in the german soil systematic. Main soil type is “Braunerde”. </text:span><text:span text:style-name="T8">It dominates the main area of the MOF. On hilltops it is associated with “Regosols” and “Rankern”. In the dales “Kolluvisole”, “Pseudogley-Kolluvisole” to “Gl</text:span><text:span text:style-name="T9">eye” (</text:span><text:span text:style-name="T15">BK50</text:span><text:span text:style-name="T9">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6:35:11.525691982</meta:creation-date>
    <dc:date>2019-09-26T11:14:09.641263008</dc:date>
    <meta:editing-duration>PT1H8M5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176" meta:character-count="1062" meta:non-whitespace-character-count="888"/>
  </office:meta>
</office:document-meta>
</file>